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Abyssinica SIL" svg:font-family="'Abyssinica SIL'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byssinica SIL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ackground-color="transparent" style:rotation-align="non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style:font-name="times new roman" fo:font-size="11pt" style:font-size-asian="11pt" style:font-size-complex="11pt"/>
    </style:style>
    <style:style style:name="ce7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fo:color="#2e3436" style:font-name="Cantarell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ce9" style:family="table-cell" style:parent-style-name="Default">
      <style:text-properties fo:color="#2e3436" style:font-name="TIMES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ce10" style:family="table-cell" style:parent-style-name="Default">
      <style:text-properties style:font-name="times" fo:font-size="11pt" style:font-size-asian="11pt" style:font-size-complex="11pt"/>
    </style:style>
    <style:style style:name="ce11" style:family="table-cell" style:parent-style-name="Default">
      <style:text-properties fo:color="#2e3436" style:font-name="times new roman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T1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fo:font-size="11pt"/>
    </style:style>
    <style:style style:name="T2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fo:font-size="10.5pt" style:font-size-asian="10.5pt" style:font-size-complex="10.5pt"/>
    </style:style>
    <style:style style:name="T3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number-columns-repeated="29" table:default-cell-style-name="ce6"/>
        <table:table-column table:style-name="co1" table:number-columns-repeated="994" table:default-cell-style-name="Default"/>
        <table:table-row table:style-name="ro1">
          <table:table-cell table:number-columns-repeated="28" table:style-name="ce1" office:value-type="string" calcext:value-type="string">
            <text:p>autor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ano</text:p>
          </table:table-cell>
          <table:table-cell table:style-name="ce1" table:number-columns-repeated="994"/>
        </table:table-row>
        <table:table-row table:style-name="ro1">
          <table:table-cell office:value-type="string" calcext:value-type="string">
            <text:p>ALMEIDA, Luís Fernando Magnanini de </text:p>
          </table:table-cell>
          <table:table-cell office:value-type="string" calcext:value-type="string">
            <text:p>CONFORTO, Edivandro Carlos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table:number-columns-repeated="24"/>
          <table:table-cell office:value-type="string" calcext:value-type="string">
            <text:p>Produto &amp; Produção (Impress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ALMEIDA, Marly Mizue Kaibara de </text:p>
          </table:table-cell>
          <table:table-cell office:value-type="string" calcext:value-type="string">
            <text:p>MARINS, Fernando Augusto Silva</text:p>
          </table:table-cell>
          <table:table-cell office:value-type="string" calcext:value-type="string">
            <text:p>SALGADO, Andréia Maria Pedro</text:p>
          </table:table-cell>
          <table:table-cell office:value-type="string" calcext:value-type="string">
            <text:p>SANTOS, Fernando César Almada</text:p>
          </table:table-cell>
          <table:table-cell office:value-type="string" calcext:value-type="string">
            <text:p>SILVA, Sergio Luis da</text:p>
          </table:table-cell>
          <table:table-cell table:number-columns-repeated="23"/>
          <table:table-cell office:value-type="string" calcext:value-type="string">
            <text:p>International Journal, Advanced Manufacturing Technology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LMEIDA, Milene Rosa de</text:p>
          </table:table-cell>
          <table:table-cell office:value-type="string" calcext:value-type="string">
            <text:p>COSTA, Luzia Sigoli Fernandes</text:p>
          </table:table-cell>
          <table:table-cell table:number-columns-repeated="26"/>
          <table:table-cell office:value-type="string" calcext:value-type="string">
            <text:p>Versão Beta (UFSCar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MARAL, Roniberto Morato do <text:s/></text:p>
          </table:table-cell>
          <table:table-cell office:value-type="string" calcext:value-type="string">
            <text:p>AMORIM, Iara Rodrigues de</text:p>
          </table:table-cell>
          <table:table-cell table:number-columns-repeated="26"/>
          <table:table-cell office:value-type="string" calcext:value-type="string">
            <text:p>Perspectivas em Ciência da Informação (Impresso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OPRIME, Pedro Carlos</text:p>
          </table:table-cell>
          <table:table-cell office:value-type="string" calcext:value-type="string">
            <text:p>ALLIPRANDINI, Dário Henrique</text:p>
          </table:table-cell>
          <table:table-cell table:number-columns-repeated="24"/>
          <table:table-cell office:value-type="string" calcext:value-type="string">
            <text:p>Ciência da Informação (Online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MARAL, Roniberto Morato do</text:p>
          </table:table-cell>
          <table:table-cell office:value-type="string" calcext:value-type="string">
            <text:p>BESSI, Nayara Cristini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table:number-columns-repeated="24"/>
          <table:table-cell office:value-type="string" calcext:value-type="string">
            <text:p>InCID: Revista de Ciência da Informação e Documentação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OPRIME, Pedro Carlos</text:p>
          </table:table-cell>
          <table:table-cell office:value-type="string" calcext:value-type="string">
            <text:p>ALLIPRANDINI, Dário Henrique</text:p>
          </table:table-cell>
          <table:table-cell table:number-columns-repeated="23"/>
          <table:table-cell office:value-type="string" calcext:value-type="string">
            <text:p>Ciência da Informação (Online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MARAL, Roniberto Morato do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LEIVA, Daniel Rodrigo</text:p>
          </table:table-cell>
          <table:table-cell office:value-type="string" calcext:value-type="string">
            <text:p>GREGOLIN, José Angelo Rodrigues</text:p>
          </table:table-cell>
          <table:table-cell table:number-columns-repeated="23"/>
          <table:table-cell office:value-type="string" calcext:value-type="string">
            <text:p>Scientometrics (Print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RACAT, Alyssa Cecilia </text:p>
          </table:table-cell>
          <table:table-cell office:value-type="string" calcext:value-type="string">
            <text:p>RIGOLIN, Camila Carneiro Dias</text:p>
          </table:table-cell>
          <table:table-cell table:number-columns-repeated="26"/>
          <table:table-cell office:value-type="string" calcext:value-type="string">
            <text:p>Revista Brasileira de Ciência, Tecnologia e Sociedade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RACAT, Alyssa Cecilia </text:p>
          </table:table-cell>
          <table:table-cell office:value-type="string" calcext:value-type="string">
            <text:p>RIGOLIN, Camila Carneiro Dias</text:p>
          </table:table-cell>
          <table:table-cell table:number-columns-repeated="26"/>
          <table:table-cell office:value-type="string" calcext:value-type="string">
            <text:p>Liinc em Revista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5"/>
          <table:table-cell office:value-type="string" calcext:value-type="string">
            <text:p>Redes.com (Sevilla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5"/>
          <table:table-cell office:value-type="string" calcext:value-type="string">
            <text:p>Em Questão (UFRGS. Impresso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RDY, Lívia Raposo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SCHLUNZEN, Elisa Tomoe Moriya</text:p>
          </table:table-cell>
          <table:table-cell office:value-type="string" calcext:value-type="string">
            <text:p>SEABRA JUNIOR, Manoel Osmar</text:p>
          </table:table-cell>
          <table:table-cell table:number-columns-repeated="24"/>
          <table:table-cell office:value-type="string" calcext:value-type="string">
            <text:p>Revista Brasileira de Educação Especial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ELLO, Suzelei Fari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CHADO, Andréa Carla</text:p>
          </table:table-cell>
          <table:table-cell table:number-columns-repeated="25"/>
          <table:table-cell office:value-type="string" calcext:value-type="string">
            <text:p>Temas sobre Desenvolvimento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ERBEL, Danilo Brancalhão</text:p>
          </table:table-cell>
          <table:table-cell office:value-type="string" calcext:value-type="string">
            <text:p>RIGOLIN, Camila Carneiro Dias</text:p>
          </table:table-cell>
          <table:table-cell table:number-columns-repeated="26"/>
          <table:table-cell office:value-type="string" calcext:value-type="string">
            <text:p>Revista Brasileira de Ciência, Tecnologia e Sociedade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INOTTO, Cibele Correia Semeão</text:p>
          </table:table-cell>
          <table:table-cell office:value-type="string" calcext:value-type="string">
            <text:p>OGATA, Márcia Niituma</text:p>
          </table:table-cell>
          <table:table-cell office:value-type="string" calcext:value-type="string">
            <text:p>HAYASHI, Carlos Roberto Massao</text:p>
          </table:table-cell>
          <table:table-cell table:number-columns-repeated="25"/>
          <table:table-cell office:value-type="string" calcext:value-type="string">
            <text:p>Versão Beta (UFSCar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ITTAR, Marisa 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Maria Cristina Piumbato Innocentini </text:p>
          </table:table-cell>
          <table:table-cell table:number-columns-repeated="25"/>
          <table:table-cell office:value-type="string" calcext:value-type="string">
            <text:p>Avaliação (UNICAMP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RAVO, Aline Droppé 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 </text:p>
          </table:table-cell>
          <table:table-cell table:number-columns-repeated="25"/>
          <table:table-cell office:value-type="string" calcext:value-type="string">
            <text:p>Revista Eletrônica de Educação (São Carlos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URIN NETO, Fábio 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BARBALHO, Sanderson César Macedo</text:p>
          </table:table-cell>
          <table:table-cell office:value-type="string" calcext:value-type="string">
            <text:p>SILVA, Sergio Luis da.</text:p>
          </table:table-cell>
          <table:table-cell table:number-columns-repeated="24"/>
          <table:table-cell office:value-type="string" calcext:value-type="string">
            <text:p>GEPROS. Gestão da Produção, Operações e Sistemas (Online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STRO, Fabiano Ferreira de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26"/>
          <table:table-cell office:value-type="string" calcext:value-type="string">
            <text:p>Informação &amp; Sociedade (UFPB. Online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STRO, Fabiano Ferreira de </text:p>
          </table:table-cell>
          <table:table-cell office:value-type="string" calcext:value-type="string">
            <text:p>SANTOS, Sandra Vieira</text:p>
          </table:table-cell>
          <table:table-cell table:number-columns-repeated="26"/>
          <table:table-cell office:value-type="string" calcext:value-type="string">
            <text:p>Biblios (Lima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STRO, Fabiano Ferreira de </text:p>
          </table:table-cell>
          <table:table-cell office:value-type="string" calcext:value-type="string">
            <text:p>SANTOS, Sandra Vieira</text:p>
          </table:table-cell>
          <table:table-cell table:number-columns-repeated="26"/>
          <table:table-cell office:value-type="string" calcext:value-type="string">
            <text:p>Encontros Bibli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STRO, Fabiano Ferreira de </text:p>
          </table:table-cell>
          <table:table-cell table:number-columns-repeated="27"/>
          <table:table-cell office:value-type="string" calcext:value-type="string">
            <text:p>Práxis Educacional (Online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ELHO, Márcio <text:s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Filosofia e Educação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ELHO, Márcio <text:s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Série-Estudos (UCDB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NFORTO, Edivandro Carlos Carlos </text:p>
          </table:table-cell>
          <table:table-cell office:value-type="string" calcext:value-type="string">
            <text:p>SALUM, Fabian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ALMEIDA, Luís Fernando Magnanini de</text:p>
          </table:table-cell>
          <table:table-cell table:number-columns-repeated="23"/>
          <table:table-cell office:value-type="string" calcext:value-type="string">
            <text:p>Project Management Journal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PPEDE, Aline Cirelli </text:p>
          </table:table-cell>
          <table:table-cell table:style-name="ce7" office:value-type="string" calcext:value-type="string">
            <text:p>OLIVEIRA, Alyne Kalyane Câmara de</text:p>
          </table:table-cell>
          <table:table-cell office:value-type="string" calcext:value-type="string">
            <text:p>ROSA, Fernanda Duarte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4"/>
          <table:table-cell office:value-type="string" calcext:value-type="string">
            <text:p>Revista Educação Especial (UFSM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RSATTO, Cássia Aparecida </text:p>
          </table:table-cell>
          <table:table-cell office:value-type="string" calcext:value-type="string">
            <text:p>HOFFMANN, Wanda Aparecida Machado </text:p>
          </table:table-cell>
          <table:table-cell table:number-columns-repeated="26"/>
          <table:table-cell office:value-type="string" calcext:value-type="string">
            <text:p>Encontros Bibli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STA, Luzia Sigoli Fernandes </text:p>
          </table:table-cell>
          <table:table-cell office:value-type="string" calcext:value-type="string">
            <text:p>GRACIOSO, Luciana de Souza</text:p>
          </table:table-cell>
          <table:table-cell table:number-columns-repeated="26"/>
          <table:table-cell office:value-type="string" calcext:value-type="string">
            <text:p>Informação &amp; Informação (UEL. Online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26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26"/>
          <table:table-cell office:value-type="string" calcext:value-type="string">
            <text:p>Encontros Bibli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26"/>
          <table:table-cell office:value-type="string" calcext:value-type="string">
            <text:p>Scire: representación y organización del conocimient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L' EVEDOVE, Paula Regina </text:p>
          </table:table-cell>
          <table:table-cell office:value-type="string" calcext:value-type="string">
            <text:p>FUJITA, Mariângela Spotti Lopes</text:p>
          </table:table-cell>
          <table:table-cell table:number-columns-repeated="26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L' EVEDOVE, Paula Regina <text:s/></text:p>
          </table:table-cell>
          <table:table-cell office:value-type="string" calcext:value-type="string">
            <text:p>FUJITA, Mariângela Spotti Lopes</text:p>
          </table:table-cell>
          <table:table-cell table:number-columns-repeated="26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26"/>
          <table:table-cell office:value-type="string" calcext:value-type="string">
            <text:p>Perspectivas em Ciência da Informação (Impress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L' EVEDOVE, Paula Regina</text:p>
          </table:table-cell>
          <table:table-cell office:value-type="string" calcext:value-type="string">
            <text:p>NEVES, Dulce Amélia de Brito</text:p>
          </table:table-cell>
          <table:table-cell office:value-type="string" calcext:value-type="string">
            <text:p>FUJITA, Mariângela Spotti Lopes</text:p>
          </table:table-cell>
          <table:table-cell table:number-columns-repeated="25"/>
          <table:table-cell office:value-type="string" calcext:value-type="string">
            <text:p>Perspectivas em Ciência da Informação (Impresso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URAN, Maria Raquel Cruz </text:p>
          </table:table-cell>
          <table:table-cell office:value-type="string" calcext:value-type="string">
            <text:p>RIGOLIN, Camila Carneiro Dias</text:p>
          </table:table-cell>
          <table:table-cell table:number-columns-repeated="26"/>
          <table:table-cell office:value-type="string" calcext:value-type="string">
            <text:p>Revista Brasileira de Ciência, Tecnologia e Sociedade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DER, Samuel </text:p>
          </table:table-cell>
          <table:table-cell office:value-type="string" calcext:value-type="string">
            <text:p>SCHNETZLER, Juliana Pereira</text:p>
          </table:table-cell>
          <table:table-cell office:value-type="string" calcext:value-type="string">
            <text:p>CONFORTO, Edivandro Carlos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table:number-columns-repeated="23"/>
          <table:table-cell office:value-type="string" calcext:value-type="string">
            <text:p>Produto &amp; Produção (Impress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DER, Samuel <text:s/></text:p>
          </table:table-cell>
          <table:table-cell office:value-type="string" calcext:value-type="string">
            <text:p>CONFORTO, Edivandro Carlos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SILVA, Sergio Luis da</text:p>
          </table:table-cell>
          <table:table-cell table:number-columns-repeated="24"/>
          <table:table-cell office:value-type="string" calcext:value-type="string">
            <text:p>Produção (São Paulo. Impresso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ARIA, Leandro Innocentini Lopes de </text:p>
          </table:table-cell>
          <table:table-cell office:value-type="string" calcext:value-type="string">
            <text:p>BESSI, Nayara Cristini</text:p>
          </table:table-cell>
          <table:table-cell office:value-type="string" calcext:value-type="string">
            <text:p>MILANEZ, Douglas Henrique</text:p>
          </table:table-cell>
          <table:table-cell table:number-columns-repeated="25"/>
          <table:table-cell office:value-type="string" calcext:value-type="string">
            <text:p>Cadernos de Ciência &amp; Tecnologia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FERRAZ, Maria Cristina Comunian</text:p>
          </table:table-cell>
          <table:table-cell table:number-columns-repeated="27"/>
          <table:table-cell office:value-type="string" calcext:value-type="string">
            <text:p>Verbo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GGI, Rafael Antonio Di</text:p>
          </table:table-cell>
          <table:table-cell office:value-type="string" calcext:value-type="string">
            <text:p>FURNIVAL, Ariadne Chloë Mary</text:p>
          </table:table-cell>
          <table:table-cell table:number-columns-repeated="26"/>
          <table:table-cell office:value-type="string" calcext:value-type="string">
            <text:p>InCID: Revista de Ciência da Informação e Documentação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RMENTON, Danilo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CASTRO, Fabiano Ferreira de</text:p>
          </table:table-cell>
          <table:table-cell table:number-columns-repeated="25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URNIVAL, Ariadne Chloë Mary</text:p>
          </table:table-cell>
          <table:table-cell office:value-type="string" calcext:value-type="string">
            <text:p>ALMEIDA, Bianca Miranda de</text:p>
          </table:table-cell>
          <table:table-cell office:value-type="string" calcext:value-type="string">
            <text:p>SILVA, Marco Donizete Paulino da</text:p>
          </table:table-cell>
          <table:table-cell table:number-columns-repeated="25"/>
          <table:table-cell office:value-type="string" calcext:value-type="string">
            <text:p>Encontros Bibli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URNIVAL, Ariadne Chloë Mary </text:p>
          </table:table-cell>
          <table:table-cell office:value-type="string" calcext:value-type="string">
            <text:p>GRACIOSO, Luciana de Souza</text:p>
          </table:table-cell>
          <table:table-cell table:number-columns-repeated="26"/>
          <table:table-cell office:value-type="string" calcext:value-type="string">
            <text:p>REVISTA GEMInIS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URNIVAL, Ariadne Chloë Mary</text:p>
          </table:table-cell>
          <table:table-cell office:value-type="string" calcext:value-type="string">
            <text:p>HUBBARD, Bill </text:p>
          </table:table-cell>
          <table:table-cell table:number-columns-repeated="26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URNIVAL, Ariadne Chloë Mary</text:p>
          </table:table-cell>
          <table:table-cell office:value-type="string" calcext:value-type="string">
            <text:p>KRAUSS, Peter de Padua Krauss</text:p>
          </table:table-cell>
          <table:table-cell table:number-columns-repeated="26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URNIVAL, Ariadne Chloë Mary </text:p>
          </table:table-cell>
          <table:table-cell office:value-type="string" calcext:value-type="string">
            <text:p>OPRIME, Pedro</text:p>
          </table:table-cell>
          <table:table-cell table:number-columns-repeated="26"/>
          <table:table-cell office:value-type="string" calcext:value-type="string">
            <text:p>Revista de Economia e Administração (Impresso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URNIVAL, Ariadne Chloë Mary </text:p>
          </table:table-cell>
          <table:table-cell office:value-type="string" calcext:value-type="string">
            <text:p>OUCHI, Marcos Teruo</text:p>
          </table:table-cell>
          <table:table-cell office:value-type="string" calcext:value-type="string">
            <text:p>PINTO, Eusebio Luiz</text:p>
          </table:table-cell>
          <table:table-cell table:number-columns-repeated="25"/>
          <table:table-cell office:value-type="string" calcext:value-type="string">
            <text:p>Revista Interamericana de Bibliotecologia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IGANTE, Luciara Cid 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RIGOLIN, Camila Carneiro Dias</text:p>
          </table:table-cell>
          <table:table-cell table:number-columns-repeated="25"/>
          <table:table-cell office:value-type="string" calcext:value-type="string">
            <text:p>Revista Tecnologia e Sociedade (Online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IGANTE, Luciara Cid <text:s/>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MARCELO, Júlia Fernandes</text:p>
          </table:table-cell>
          <table:table-cell table:number-columns-repeated="25"/>
          <table:table-cell office:value-type="string" calcext:value-type="string">
            <text:p>AtoZ: novas práticas em informação e conhecimento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ONÇALVES, Taísa Liduenh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Série-Estudos (UCDB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ACIOSO, Luciana de Souza </text:p>
          </table:table-cell>
          <table:table-cell office:value-type="string" calcext:value-type="string">
            <text:p>ZAFALON, Zaira Regina </text:p>
          </table:table-cell>
          <table:table-cell office:value-type="string" calcext:value-type="string">
            <text:p>BOCCATO, Vera Regina Casari</text:p>
          </table:table-cell>
          <table:table-cell office:value-type="string" calcext:value-type="string">
            <text:p>GASPAR, Nádea Regina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FARIA, Leandro Innocentini Lopes de</text:p>
          </table:table-cell>
          <table:table-cell table:number-columns-repeated="21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FRANÇA, Maísa Coelho</text:p>
          </table:table-cell>
          <table:table-cell table:number-columns-repeated="26"/>
          <table:table-cell office:value-type="string" calcext:value-type="string">
            <text:p>Biblionline (João Pessoa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PINTO, Lourival Pereira</text:p>
          </table:table-cell>
          <table:table-cell table:number-columns-repeated="26"/>
          <table:table-cell office:value-type="string" calcext:value-type="string">
            <text:p>Logeion: Filosofia da Inform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ACIOSO, Luciana de Souza </text:p>
          </table:table-cell>
          <table:table-cell table:number-columns-repeated="27"/>
          <table:table-cell office:value-type="string" calcext:value-type="string">
            <text:p>Journal of Systemics, Cybernetics and Informatics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27"/>
          <table:table-cell office:value-type="string" calcext:value-type="string">
            <text:p>InCID: Revista de Ciência da Informação e Documentação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IMARÃES, Isac Pimentel <text:s/></text:p>
          </table:table-cell>
          <table:table-cell office:value-type="string" calcext:value-type="string">
            <text:p>BULHÕES, Rodrigo de Souz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4"/>
          <table:table-cell office:value-type="string" calcext:value-type="string">
            <text:p>Quaestio: Revista de Estudos de Educ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IMARÃES, Vera Aparecida Lui <text:s text:c="2"/>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BENZE, Benedito Galvão</text:p>
          </table:table-cell>
          <table:table-cell table:number-columns-repeated="25"/>
          <table:table-cell office:value-type="string" calcext:value-type="string">
            <text:p>Revista Brasileira de Ciência, Tecnologia e Sociedade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UIMARÃES, Vera Aparecida Lui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Comunicologia (Brasília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Carlos Roberto Massao </text:p>
          </table:table-cell>
          <table:table-cell table:number-columns-repeated="27"/>
          <table:table-cell office:value-type="string" calcext:value-type="string">
            <text:p>Filosofia e Educação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Carlos Roberto Massao</text:p>
          </table:table-cell>
          <table:table-cell table:number-columns-repeated="27"/>
          <table:table-cell office:value-type="string" calcext:value-type="string">
            <text:p>Revista HISTEDBR On-line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BARBOSA, Henrianne</text:p>
          </table:table-cell>
          <table:table-cell office:value-type="string" calcext:value-type="string">
            <text:p>FERREIRA JR, Amarílio</text:p>
          </table:table-cell>
          <table:table-cell table:number-columns-repeated="24"/>
          <table:table-cell office:value-type="string" calcext:value-type="string">
            <text:p>Plures Humanidades (Ribeirão Pret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BELLO, Suzelei Faria</text:p>
          </table:table-cell>
          <table:table-cell table:number-columns-repeated="26"/>
          <table:table-cell office:value-type="string" calcext:value-type="string">
            <text:p>Em Questão (UFRGS. Impresso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office:value-type="string" calcext:value-type="string">
            <text:p>FERREIRA JR, Amarílio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BITTAR, Marisa</text:p>
          </table:table-cell>
          <table:table-cell table:number-columns-repeated="24"/>
          <table:table-cell office:value-type="string" calcext:value-type="string">
            <text:p>ETD : Educação Temática Digital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MARCELO, Julia Fernandes </text:p>
          </table:table-cell>
          <table:table-cell table:number-columns-repeated="24"/>
          <table:table-cell office:value-type="string" calcext:value-type="string">
            <text:p>Revista Interamericana de Bibliotecologia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FRANCA, Andressa de Almeida</text:p>
          </table:table-cell>
          <table:table-cell table:number-columns-repeated="25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Carlos Roberto Massao</text:p>
          </table:table-cell>
          <table:table-cell table:number-columns-repeated="25"/>
          <table:table-cell office:value-type="string" calcext:value-type="string">
            <text:p>Política &amp; Sociedade (Impress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table:number-columns-repeated="27"/>
          <table:table-cell office:value-type="string" calcext:value-type="string">
            <text:p>Filosofia e Educação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table:number-columns-repeated="27"/>
          <table:table-cell office:value-type="string" calcext:value-type="string">
            <text:p>Estudos de Sociologia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table:number-columns-repeated="27"/>
          <table:table-cell office:value-type="string" calcext:value-type="string">
            <text:p>Revista Diálogo Educacional (PUCPR. Impresso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BOCCATO, Vera Regina Casari</text:p>
          </table:table-cell>
          <table:table-cell office:value-type="string" calcext:value-type="string">
            <text:p>SANTOS, Cíntia Almeida da Silva</text:p>
          </table:table-cell>
          <table:table-cell table:number-columns-repeated="25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27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OPRIME, Pedro Carlos</text:p>
          </table:table-cell>
          <table:table-cell office:value-type="string" calcext:value-type="string">
            <text:p>PIMENTA, Márcio Lopes</text:p>
          </table:table-cell>
          <table:table-cell table:number-columns-repeated="24"/>
          <table:table-cell office:value-type="string" calcext:value-type="string">
            <text:p>Innovation (North Sydney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table:number-columns-repeated="26"/>
          <table:table-cell office:value-type="string" calcext:value-type="string">
            <text:p>Journal of Technology Management &amp; Innovation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ALMEIDA, Luís Fernando Magnanini de</text:p>
          </table:table-cell>
          <table:table-cell table:style-name="ce7" office:value-type="string" calcext:value-type="string">
            <text:p>GOBBO JÚNIOR, José Alcides </text:p>
          </table:table-cell>
          <table:table-cell table:number-columns-repeated="24"/>
          <table:table-cell office:value-type="string" calcext:value-type="string">
            <text:p>Journal of Technology Management &amp; Innovation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 <text:s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, Manoel Henrique</text:p>
          </table:table-cell>
          <table:table-cell office:value-type="string" calcext:value-type="string">
            <text:p>LEONI, Juliene Navas</text:p>
          </table:table-cell>
          <table:table-cell table:number-columns-repeated="24"/>
          <table:table-cell office:value-type="string" calcext:value-type="string">
            <text:p>DYNA (Medellín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table:number-columns-repeated="26"/>
          <table:table-cell office:value-type="string" calcext:value-type="string">
            <text:p>International Journal of Business Innovation and Research (Print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table:number-columns-repeated="26"/>
          <table:table-cell office:value-type="string" calcext:value-type="string">
            <text:p>Concurrent Engineering: Research and Applications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ANDGRAF, Juliana Roberta Morcelli <text:s/></text:p>
          </table:table-cell>
          <table:table-cell office:value-type="string" calcext:value-type="string">
            <text:p>ZAFALON, Zaira Regina </text:p>
          </table:table-cell>
          <table:table-cell table:number-columns-repeated="26"/>
          <table:table-cell office:value-type="string" calcext:value-type="string">
            <text:p>REVERTE - Revista de Estudos e Reflexões Tecnológicas da Faculdade de Tecnologia de Indaiatuba - FATEC-ID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ONI, Juliene Navas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, Manoel Henrique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SILVA, Mila Gibran</text:p>
          </table:table-cell>
          <table:table-cell table:number-columns-repeated="23"/>
          <table:table-cell office:value-type="string" calcext:value-type="string">
            <text:p>Espacios (Caracas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MA, Debora Correa de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RTINEZ, Claudia Maria Simões</text:p>
          </table:table-cell>
          <table:table-cell table:number-columns-repeated="25"/>
          <table:table-cell table:style-name="ce7" office:value-type="string" calcext:value-type="string">
            <text:p>Distúrbios da Comunicação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MA, Ricardo Arcanjo de </text:p>
          </table:table-cell>
          <table:table-cell office:value-type="string" calcext:value-type="string">
            <text:p>VELHO, Lea Maria Leme Strini</text:p>
          </table:table-cell>
          <table:table-cell office:value-type="string" calcext:value-type="string">
            <text:p>FARIA, Leandro Innocentini Lopes de</text:p>
          </table:table-cell>
          <table:table-cell table:number-columns-repeated="25"/>
          <table:table-cell office:value-type="string" calcext:value-type="string">
            <text:p>Boletim de Pesquisa e Desenvolvimento (Embrapa Solos. Online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MA, Ricardo Arcanjo de</text:p>
          </table:table-cell>
          <table:table-cell office:value-type="string" calcext:value-type="string">
            <text:p>VELHO, Lea Maria Leme Strini</text:p>
          </table:table-cell>
          <table:table-cell office:value-type="string" calcext:value-type="string">
            <text:p>FARIA, Leandro Innocentini Lopes de</text:p>
          </table:table-cell>
          <table:table-cell table:number-columns-repeated="25"/>
          <table:table-cell office:value-type="string" calcext:value-type="string">
            <text:p>Perspectivas em Ciência da Informação (Impress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OUSADA, Mariana </text:p>
          </table:table-cell>
          <table:table-cell office:value-type="string" calcext:value-type="string">
            <text:p>SALAZAR-GARCIA, Cristiane Luiza</text:p>
          </table:table-cell>
          <table:table-cell office:value-type="string" calcext:value-type="string">
            <text:p>WOIDA, Luana Maia</text:p>
          </table:table-cell>
          <table:table-cell office:value-type="string" calcext:value-type="string">
            <text:p>DAL' EVEDOVE, Paula Regina</text:p>
          </table:table-cell>
          <table:table-cell office:value-type="string" calcext:value-type="string">
            <text:p>GARCIA, Regis</text:p>
          </table:table-cell>
          <table:table-cell office:value-type="string" calcext:value-type="string">
            <text:p>VALENTIM, Marta Lígia Pomim</text:p>
          </table:table-cell>
          <table:table-cell table:number-columns-repeated="22"/>
          <table:table-cell office:value-type="string" calcext:value-type="string">
            <text:p>Anales de Documentación (Internet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CNAGHTEN, Phil</text:p>
          </table:table-cell>
          <table:table-cell office:value-type="string" calcext:value-type="string">
            <text:p>OWEN, Richard</text:p>
          </table:table-cell>
          <table:table-cell office:value-type="string" calcext:value-type="string">
            <text:p>STILGOE, Jack</text:p>
          </table:table-cell>
          <table:table-cell office:value-type="string" calcext:value-type="string">
            <text:p>WYNNE, Brian</text:p>
          </table:table-cell>
          <table:table-cell office:value-type="string" calcext:value-type="string">
            <text:p>AZEVEDO, Adalberto</text:p>
          </table:table-cell>
          <table:table-cell office:value-type="string" calcext:value-type="string">
            <text:p>CAMPOS, André Luiz Sica de</text:p>
          </table:table-cell>
          <table:table-cell office:value-type="string" calcext:value-type="string">
            <text:p>CHILVERS, Jason</text:p>
          </table:table-cell>
          <table:table-cell office:value-type="string" calcext:value-type="string">
            <text:p>DAGNINO, Renato</text:p>
          </table:table-cell>
          <table:table-cell office:value-type="string" calcext:value-type="string">
            <text:p>GIULIO, Gabriela Di</text:p>
          </table:table-cell>
          <table:table-cell office:value-type="string" calcext:value-type="string">
            <text:p>FROW, Emma</text:p>
          </table:table-cell>
          <table:table-cell office:value-type="string" calcext:value-type="string">
            <text:p>GARVEY, Brian</text:p>
          </table:table-cell>
          <table:table-cell office:value-type="string" calcext:value-type="string">
            <text:p>GROVES, Christopher</text:p>
          </table:table-cell>
          <table:table-cell office:value-type="string" calcext:value-type="string">
            <text:p>HARTLEY, Sarah</text:p>
          </table:table-cell>
          <table:table-cell office:value-type="string" calcext:value-type="string">
            <text:p>KNOBEL, Marcelo</text:p>
          </table:table-cell>
          <table:table-cell office:value-type="string" calcext:value-type="string">
            <text:p>KOBAYASHI, Elizabete</text:p>
          </table:table-cell>
          <table:table-cell office:value-type="string" calcext:value-type="string">
            <text:p>LEHTONEN, Markku</text:p>
          </table:table-cell>
          <table:table-cell office:value-type="string" calcext:value-type="string">
            <text:p>LEZAUN, Javier</text:p>
          </table:table-cell>
          <table:table-cell office:value-type="string" calcext:value-type="string">
            <text:p>MELLO, Leonardo Freire de</text:p>
          </table:table-cell>
          <table:table-cell office:value-type="string" calcext:value-type="string">
            <text:p>MONTEIRO, Marko</text:p>
          </table:table-cell>
          <table:table-cell office:value-type="string" calcext:value-type="string">
            <text:p>COSTA, Janaina Pamplona da</text:p>
          </table:table-cell>
          <table:table-cell office:value-type="string" calcext:value-type="string">
            <text:p>RONDANI, Bruno</text:p>
          </table:table-cell>
          <table:table-cell office:value-type="string" calcext:value-type="string">
            <text:p>STAYKOVA, Margarita</text:p>
          </table:table-cell>
          <table:table-cell office:value-type="string" calcext:value-type="string">
            <text:p>TADDEI, Renzo</text:p>
          </table:table-cell>
          <table:table-cell office:value-type="string" calcext:value-type="string">
            <text:p>TILL, Chris</text:p>
          </table:table-cell>
          <table:table-cell office:value-type="string" calcext:value-type="string">
            <text:p>TYFIELD, David</text:p>
          </table:table-cell>
          <table:table-cell office:value-type="string" calcext:value-type="string">
            <text:p>VELHO, Léa</text:p>
          </table:table-cell>
          <table:table-cell office:value-type="string" calcext:value-type="string">
            <text:p>WILFORD, Sara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Teoria &amp; Pesquisa (on line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CNAGHTEN, Phil</text:p>
          </table:table-cell>
          <table:table-cell office:value-type="string" calcext:value-type="string">
            <text:p>OWEN, Richard</text:p>
          </table:table-cell>
          <table:table-cell office:value-type="string" calcext:value-type="string">
            <text:p>STILGOE, Jack</text:p>
          </table:table-cell>
          <table:table-cell office:value-type="string" calcext:value-type="string">
            <text:p>WYNNE, Brian</text:p>
          </table:table-cell>
          <table:table-cell office:value-type="string" calcext:value-type="string">
            <text:p>AZEVEDO, Adalberto</text:p>
          </table:table-cell>
          <table:table-cell office:value-type="string" calcext:value-type="string">
            <text:p>CAMPOS, André Luiz Sica de</text:p>
          </table:table-cell>
          <table:table-cell office:value-type="string" calcext:value-type="string">
            <text:p>CHILVERS, Jason</text:p>
          </table:table-cell>
          <table:table-cell office:value-type="string" calcext:value-type="string">
            <text:p>DAGNINO, Renato</text:p>
          </table:table-cell>
          <table:table-cell office:value-type="string" calcext:value-type="string">
            <text:p>GIULIO, Gabriela Di</text:p>
          </table:table-cell>
          <table:table-cell office:value-type="string" calcext:value-type="string">
            <text:p>FROW, Emma</text:p>
          </table:table-cell>
          <table:table-cell office:value-type="string" calcext:value-type="string">
            <text:p>GARVEY, Brian</text:p>
          </table:table-cell>
          <table:table-cell office:value-type="string" calcext:value-type="string">
            <text:p>GROVES, Christopher</text:p>
          </table:table-cell>
          <table:table-cell office:value-type="string" calcext:value-type="string">
            <text:p>HARTLEY, Sarah</text:p>
          </table:table-cell>
          <table:table-cell office:value-type="string" calcext:value-type="string">
            <text:p>KNOBEL, Marcelo</text:p>
          </table:table-cell>
          <table:table-cell office:value-type="string" calcext:value-type="string">
            <text:p>KOBAYASHI, Elizabete</text:p>
          </table:table-cell>
          <table:table-cell office:value-type="string" calcext:value-type="string">
            <text:p>LEHTONEN, Markku</text:p>
          </table:table-cell>
          <table:table-cell office:value-type="string" calcext:value-type="string">
            <text:p>LEZAUN, Javier</text:p>
          </table:table-cell>
          <table:table-cell office:value-type="string" calcext:value-type="string">
            <text:p>MELLO, Leonardo Freire de</text:p>
          </table:table-cell>
          <table:table-cell office:value-type="string" calcext:value-type="string">
            <text:p>MONTEIRO, Marko</text:p>
          </table:table-cell>
          <table:table-cell office:value-type="string" calcext:value-type="string">
            <text:p>COSTA, Janaina Pamplona da</text:p>
          </table:table-cell>
          <table:table-cell office:value-type="string" calcext:value-type="string">
            <text:p>RONDANI, Bruno</text:p>
          </table:table-cell>
          <table:table-cell office:value-type="string" calcext:value-type="string">
            <text:p>STAYKOVA, Margarita</text:p>
          </table:table-cell>
          <table:table-cell office:value-type="string" calcext:value-type="string">
            <text:p>TADDEI, Renzo</text:p>
          </table:table-cell>
          <table:table-cell office:value-type="string" calcext:value-type="string">
            <text:p>TILL, Chris</text:p>
          </table:table-cell>
          <table:table-cell office:value-type="string" calcext:value-type="string">
            <text:p>TYFIELD, David</text:p>
          </table:table-cell>
          <table:table-cell office:value-type="string" calcext:value-type="string">
            <text:p>VELHO, Léa</text:p>
          </table:table-cell>
          <table:table-cell office:value-type="string" calcext:value-type="string">
            <text:p>WILFORD, Sara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Journal of Responsible Innovation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RCELO, Julia Fernandes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RTINS, Adriana Regina </text:p>
          </table:table-cell>
          <table:table-cell office:value-type="string" calcext:value-type="string">
            <text:p>OPRIME, Pedro Carlos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23"/>
          <table:table-cell office:value-type="string" calcext:value-type="string">
            <text:p>Competitive Intelligence Magazine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ZINI, Sérgio Ricardo 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GOBBO JÚNIOR, José Alcides </text:p>
          </table:table-cell>
          <table:table-cell table:number-columns-repeated="24"/>
          <table:table-cell office:value-type="string" calcext:value-type="string">
            <text:p>Product (IGDP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LLO, Livia Coelho de</text:p>
          </table:table-cell>
          <table:table-cell office:value-type="string" calcext:value-type="string">
            <text:p>RIGOLIN, Camila Carneiro Dias</text:p>
          </table:table-cell>
          <table:table-cell table:number-columns-repeated="26"/>
          <table:table-cell office:value-type="string" calcext:value-type="string">
            <text:p>Revista Brasileira de Ciência, Tecnologia e Sociedade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24"/>
          <table:table-cell office:value-type="string" calcext:value-type="string">
            <text:p>Materials Research (São Carlos. Impresso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LANEZ, Douglas Henrique 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SCHIAVI, Marcela Taiane</text:p>
          </table:table-cell>
          <table:table-cell table:number-columns-repeated="23"/>
          <table:table-cell office:value-type="string" calcext:value-type="string">
            <text:p>Materials Research (São Carlos. Impresso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24"/>
          <table:table-cell office:value-type="string" calcext:value-type="string">
            <text:p>Materials Research (São Carlos. Impresso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LANEZ, Douglas Henrique 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CONSERVA JUNIOR, Antonio Carlos Alves</text:p>
          </table:table-cell>
          <table:table-cell table:number-columns-repeated="23"/>
          <table:table-cell office:value-type="string" calcext:value-type="string">
            <text:p>Em Questão (UFRGS. Impresso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ORESCHI, Cândice Lima 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5"/>
          <table:table-cell office:value-type="string" calcext:value-type="string">
            <text:p>Revista Educação Especial (Online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ININ, Débora Marroco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table:number-columns-repeated="24"/>
          <table:table-cell office:value-type="string" calcext:value-type="string">
            <text:p>Transinform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OVELLI, Valéria Aparecida Moreira</text:p>
          </table:table-cell>
          <table:table-cell office:value-type="string" calcext:value-type="string">
            <text:p>HOFFMANN, Wanda Aparecida Machado </text:p>
          </table:table-cell>
          <table:table-cell office:value-type="string" calcext:value-type="string">
            <text:p>GRACIOSO, Luciana de Souza</text:p>
          </table:table-cell>
          <table:table-cell table:number-columns-repeated="25"/>
          <table:table-cell office:value-type="string" calcext:value-type="string">
            <text:p>Perspectivas em Ciência da Informação (Impresso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OVELLI, Valéria Aparecida Moreira</text:p>
          </table:table-cell>
          <table:table-cell office:value-type="string" calcext:value-type="string">
            <text:p>HOFFMANN, Wanda Aparecida Machado </text:p>
          </table:table-cell>
          <table:table-cell office:value-type="string" calcext:value-type="string">
            <text:p>GRACIOSO, Luciana de Souza</text:p>
          </table:table-cell>
          <table:table-cell table:number-columns-repeated="25"/>
          <table:table-cell office:value-type="string" calcext:value-type="string">
            <text:p>Informação &amp; Informação (UEL. Online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OVELLI, Valéria Aparecida Moreira</text:p>
          </table:table-cell>
          <table:table-cell office:value-type="string" calcext:value-type="string">
            <text:p>HOFFMANN, Wanda Aparecida Machado </text:p>
          </table:table-cell>
          <table:table-cell office:value-type="string" calcext:value-type="string">
            <text:p>GRACIOSO, Luciana de Souza</text:p>
          </table:table-cell>
          <table:table-cell table:number-columns-repeated="25"/>
          <table:table-cell office:value-type="string" calcext:value-type="string">
            <text:p>Biblionline (João Pessoa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TSUDA, Joice Lee <text:s/></text:p>
          </table:table-cell>
          <table:table-cell office:value-type="string" calcext:value-type="string">
            <text:p>SANTOS, Elis Gabriela Copa dos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ROSALES, Gislaine Cristina Micheloti</text:p>
          </table:table-cell>
          <table:table-cell office:value-type="string" calcext:value-type="string">
            <text:p>KAWAKAMI, Cristian</text:p>
          </table:table-cell>
          <table:table-cell table:number-columns-repeated="23"/>
          <table:table-cell office:value-type="string" calcext:value-type="string">
            <text:p>Revista Brasileira de Informática na Educ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CAGNELLA JÚNIOR, Antônio Carlos <text:s/></text:p>
          </table:table-cell>
          <table:table-cell office:value-type="string" calcext:value-type="string">
            <text:p>KANNEBLEY JÚNIOR, Sérgio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 JÚNIOR, Alexandre Pereira</text:p>
          </table:table-cell>
          <table:table-cell office:value-type="string" calcext:value-type="string">
            <text:p>PORTO, Geciane Silveira</text:p>
          </table:table-cell>
          <table:table-cell table:number-columns-repeated="23"/>
          <table:table-cell office:value-type="string" calcext:value-type="string">
            <text:p>Gestão &amp; Produção (UFSCAR. Impress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CAGNELLA JÚNIOR, Antônio Carlos <text:s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PACIFICO, Ornella</text:p>
          </table:table-cell>
          <table:table-cell table:number-columns-repeated="25"/>
          <table:table-cell office:value-type="string" calcext:value-type="string">
            <text:p>MundoPM (Curitiba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CAGNELLA JÚNIOR, Antônio Carlos 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 JÚNIOR, Alexandre Pereira</text:p>
          </table:table-cell>
          <table:table-cell office:value-type="string" calcext:value-type="string">
            <text:p>BONACIM, Carlos Alberto Grespan</text:p>
          </table:table-cell>
          <table:table-cell table:number-columns-repeated="23"/>
          <table:table-cell office:value-type="string" calcext:value-type="string">
            <text:p>Pesquisa &amp; Desenvolvimento Engenharia de Produção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CAGNELLA JÚNIOR, Antônio Carlos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PACIFICO, Ornella</text:p>
          </table:table-cell>
          <table:table-cell office:value-type="string" calcext:value-type="string">
            <text:p>SALGADO JÚNIOR, Alexandre Pereira</text:p>
          </table:table-cell>
          <table:table-cell table:number-columns-repeated="24"/>
          <table:table-cell office:value-type="string" calcext:value-type="string">
            <text:p>Iberoamerican Journal of Project Management (IJoPM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ACAGNELLA JÚNIOR, Antônio Carlos <text:s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PACIFICO, Ornella</text:p>
          </table:table-cell>
          <table:table-cell office:value-type="string" calcext:value-type="string">
            <text:p>SALGADO JÚNIOR, Alexandre Pereira</text:p>
          </table:table-cell>
          <table:table-cell office:value-type="string" calcext:value-type="string">
            <text:p>TOLEDO, José Carlos de</text:p>
          </table:table-cell>
          <table:table-cell table:number-columns-repeated="23"/>
          <table:table-cell office:value-type="string" calcext:value-type="string">
            <text:p>Espacios (Caracas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INHEIRO, Raquel Cristina </text:p>
          </table:table-cell>
          <table:table-cell office:value-type="string" calcext:value-type="string">
            <text:p>PIZZANI, Luciana</text:p>
          </table:table-cell>
          <table:table-cell table:style-name="ce7" office:value-type="string" calcext:value-type="string">
            <text:p>MARTINEZ, Claudia Maria Simõe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4"/>
          <table:table-cell office:value-type="string" calcext:value-type="string">
            <text:p>Revista Educação Especial (UFSM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IZZANI, Luciana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SILVA, Rosemary Cristina da</text:p>
          </table:table-cell>
          <table:table-cell table:number-columns-repeated="24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UERTA, Adriana Aparecida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PENTEADO FILHO, Roberto de Camargo</text:p>
          </table:table-cell>
          <table:table-cell table:number-columns-repeated="25"/>
          <table:table-cell office:value-type="string" calcext:value-type="string">
            <text:p>Em Questão (UFRGS. Impresso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AMALHO, Rogério Aparecido Sá</text:p>
          </table:table-cell>
          <table:table-cell office:value-type="string" calcext:value-type="string">
            <text:p>FUJITA, Mariângela Spotti Lopes</text:p>
          </table:table-cell>
          <table:table-cell table:number-columns-repeated="26"/>
          <table:table-cell office:value-type="string" calcext:value-type="string">
            <text:p>Anales de Documentación (Internet)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AMALHO, Rogério Aparecido Sá</text:p>
          </table:table-cell>
          <table:table-cell office:value-type="string" calcext:value-type="string">
            <text:p>OUCHI, Marcos Teruo</text:p>
          </table:table-cell>
          <table:table-cell table:number-columns-repeated="26"/>
          <table:table-cell office:value-type="string" calcext:value-type="string">
            <text:p>Informação &amp; Informação (UEL. Online)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AMALHO, Rogério Aparecido Sá</text:p>
          </table:table-cell>
          <table:table-cell table:number-columns-repeated="27"/>
          <table:table-cell office:value-type="string" calcext:value-type="string">
            <text:p>Informação &amp; Tecnologia (Itec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AMALHO, Rogério Aparecido Sá</text:p>
          </table:table-cell>
          <table:table-cell table:number-columns-repeated="27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EBELLATO, Carolin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CIIS. Revista Eletrônica de Comunicação, Informação &amp; Inovação em Saúde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IGOLIN, Camila Carneiro Dias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Liinc em Revista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5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IGOLIN, Camila Carneiro Dias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Universitas Humanistica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OSSI, Jandira Ferreira de Jesus</text:p>
          </table:table-cell>
          <table:table-cell office:value-type="string" calcext:value-type="string">
            <text:p>PASSARINI, Luis Carlos</text:p>
          </table:table-cell>
          <table:table-cell office:value-type="string" calcext:value-type="string">
            <text:p>FARIA, Leandro Innocentini Lopes de</text:p>
          </table:table-cell>
          <table:table-cell table:number-columns-repeated="25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ACARDO, Michele Silv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BPG. Revista Brasileira de Pós-Graduação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ACARDO, Michele Silva <text:s text:c="2"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vista Ibero-Americana de Estudos em Educ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>
            <text:p><text:span text:style-name="T1">SANTOS,</text:span><text:span text:style-name="T2"> </text:span><text:span text:style-name="T3">Elis Regina Alves dos</text:span>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SIGNORI, Mônica Baltazar Diniz</text:p>
          </table:table-cell>
          <table:table-cell table:number-columns-repeated="24"/>
          <table:table-cell office:value-type="string" calcext:value-type="string">
            <text:p>Qualit@s (UEPB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ANTOS, Lucas da Silva dos </text:p>
          </table:table-cell>
          <table:table-cell office:value-type="string" calcext:value-type="string">
            <text:p>OLIVEIRA, Walison Aparecido de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FURNIVAL, Ariadne Chloë Mary</text:p>
          </table:table-cell>
          <table:table-cell office:value-type="string" calcext:value-type="string">
            <text:p>OLIVEIRA, Gabriel Ribeiro de</text:p>
          </table:table-cell>
          <table:table-cell table:number-columns-repeated="23"/>
          <table:table-cell office:value-type="string" calcext:value-type="string">
            <text:p>Múltiplos Olhares em Ciência da Informação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ANTOS, Rojanira Roque dos</text:p>
          </table:table-cell>
          <table:table-cell office:value-type="string" calcext:value-type="string">
            <text:p>RIGOLIN, Camila Carneiro Dias</text:p>
          </table:table-cell>
          <table:table-cell table:number-columns-repeated="26"/>
          <table:table-cell office:value-type="string" calcext:value-type="string">
            <text:p>Revista do Edicc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CHIAVI, Marcela Taiane</text:p>
          </table:table-cell>
          <table:table-cell office:value-type="string" calcext:value-type="string">
            <text:p>HOFFMANN, Wanda Aparecida Machado </text:p>
          </table:table-cell>
          <table:table-cell table:number-columns-repeated="26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COPEL, Felipe 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table:number-columns-repeated="25"/>
          <table:table-cell office:value-type="string" calcext:value-type="string">
            <text:p>Polímeros (São Carlos. Online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LVA-JEREZ, Nelson Sebastian </text:p>
          </table:table-cell>
          <table:table-cell office:value-type="string" calcext:value-type="string">
            <text:p>FURNIVAL, Ariadne Chloë Mary</text:p>
          </table:table-cell>
          <table:table-cell table:number-columns-repeated="26"/>
          <table:table-cell office:value-type="string" calcext:value-type="string">
            <text:p>Information Research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5"/>
          <table:table-cell office:value-type="string" calcext:value-type="string">
            <text:p>InCID: Revista de Ciência da Informação e Documentação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LVA, Marco Donizete Paulino da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BIANCO, Emilena Josimari Lorenzon</text:p>
          </table:table-cell>
          <table:table-cell table:number-columns-repeated="25"/>
          <table:table-cell office:value-type="string" calcext:value-type="string">
            <text:p>Biblionline (João Pessoa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LVA, MIla Gibran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LEONI, Juliene Navas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, Manoel Henrique</text:p>
          </table:table-cell>
          <table:table-cell table:number-columns-repeated="23"/>
          <table:table-cell office:value-type="string" calcext:value-type="string">
            <text:p>Revista Produção Online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LVA, Sergio Luis da </text:p>
          </table:table-cell>
          <table:table-cell office:value-type="string" calcext:value-type="string">
            <text:p>JUGEND, Daniel</text:p>
          </table:table-cell>
          <table:table-cell table:number-columns-repeated="26"/>
          <table:table-cell office:value-type="string" calcext:value-type="string">
            <text:p>Revista de Gestão e Projetos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MIONATO, Ana Carolina 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PINHO NETO, Júlio Afonso Sá de</text:p>
          </table:table-cell>
          <table:table-cell table:number-columns-repeated="25"/>
          <table:table-cell office:value-type="string" calcext:value-type="string">
            <text:p>Informação &amp; Tecnologia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ARAKAKI, Felipe Augusto</text:p>
          </table:table-cell>
          <table:table-cell table:number-columns-repeated="25"/>
          <table:table-cell office:value-type="string" calcext:value-type="string">
            <text:p>Informação &amp; Informação (UEL. Online)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26"/>
          <table:table-cell office:value-type="string" calcext:value-type="string">
            <text:p>Anales de Documentación (Internet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QUELLI, Sônia Aparecida <text:s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História &amp; Perspectivas (Online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USA, Raquel Juliana Prado Leite de</text:p>
          </table:table-cell>
          <table:table-cell office:value-type="string" calcext:value-type="string">
            <text:p>HAYASHI, Carlos Roberto Massao</text:p>
          </table:table-cell>
          <table:table-cell table:number-columns-repeated="26"/>
          <table:table-cell office:value-type="string" calcext:value-type="string">
            <text:p>Revista do Edicc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UZA, Claudia Daniele de</text:p>
          </table:table-cell>
          <table:table-cell office:value-type="string" calcext:value-type="string">
            <text:p>FARIA, Leandro Innocentini Lopes de</text:p>
          </table:table-cell>
          <table:table-cell table:number-columns-repeated="26"/>
          <table:table-cell office:value-type="string" calcext:value-type="string">
            <text:p>InCID: Revista de Ciência da Informação e Documentação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UZA, Claudia Daniele de</text:p>
          </table:table-cell>
          <table:table-cell office:value-type="string" calcext:value-type="string">
            <text:p>FILIPPO, Daniela d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SANZ-CASADO, Elias</text:p>
          </table:table-cell>
          <table:table-cell table:number-columns-repeated="24"/>
          <table:table-cell office:value-type="string" calcext:value-type="string">
            <text:p>Liinc em Revista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NGE, Simone Moraes </text:p>
          </table:table-cell>
          <table:table-cell office:value-type="string" calcext:value-type="string">
            <text:p>HAYASHI, Carlos Roberto Massao</text:p>
          </table:table-cell>
          <table:table-cell table:number-columns-repeated="26"/>
          <table:table-cell office:value-type="string" calcext:value-type="string">
            <text:p>Revista Ibero-Americana de Estudos em Educação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ELMACHUK, Anaí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table:style-name="ce7" office:value-type="string" calcext:value-type="string">
            <text:p>Revista Electrónica Iberoamericana Sobre Calidad, Eficacia y Cambio en Educación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AÑO, Bruna Lidi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CIIS. Revista Eletrônica de Comunicação, Informação &amp; Inovação em Saúde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ARTAROTTI, Roberta Cristina Dal' Evedove</text:p>
          </table:table-cell>
          <table:table-cell office:value-type="string" calcext:value-type="string">
            <text:p>DAL' EVEDOVE, Paula Regina</text:p>
          </table:table-cell>
          <table:table-cell office:value-type="string" calcext:value-type="string">
            <text:p>BOCCATO, Vera Regina Casari</text:p>
          </table:table-cell>
          <table:table-cell office:value-type="string" calcext:value-type="string">
            <text:p>FUJITA, Mariângela Spotti Lopes</text:p>
          </table:table-cell>
          <table:table-cell table:number-columns-repeated="24"/>
          <table:table-cell office:value-type="string" calcext:value-type="string">
            <text:p>Scire: representación y organización del conocimiento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LEDO, José Carlos de</text:p>
          </table:table-cell>
          <table:table-cell office:value-type="string" calcext:value-type="string">
            <text:p>JUGEND, Daniel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MENDES, Glauco Henrique de Sousa</text:p>
          </table:table-cell>
          <table:table-cell table:number-columns-repeated="24"/>
          <table:table-cell office:value-type="string" calcext:value-type="string">
            <text:p>Product (IGDP)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ISTÃO, Hélcio Martins </text:p>
          </table:table-cell>
          <table:table-cell office:value-type="string" calcext:value-type="string">
            <text:p>OPRIME, Pedro Carlos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JUGEND, Daniel</text:p>
          </table:table-cell>
          <table:table-cell table:number-columns-repeated="24"/>
          <table:table-cell office:value-type="string" calcext:value-type="string">
            <text:p>Journal of Technology Management &amp; Innovation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VEZZONI, Guilherme</text:p>
          </table:table-cell>
          <table:table-cell office:value-type="string" calcext:value-type="string">
            <text:p><text:s/>PACAGNELLA JÚNIOR, Antônio Carlos</text:p>
          </table:table-cell>
          <table:table-cell office:value-type="string" calcext:value-type="string">
            <text:p>BANZI JÚNIOR, Ailton Luiz</text:p>
          </table:table-cell>
          <table:table-cell office:value-type="string" calcext:value-type="string">
            <text:p>SILVA, Sergio Luis da</text:p>
          </table:table-cell>
          <table:table-cell table:number-columns-repeated="24"/>
          <table:table-cell office:value-type="string" calcext:value-type="string">
            <text:p>Revista de Gestão e Projetos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ABOTTO, Cristina Nardin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TORKOMIAN, Ana Lúcia Vitale</text:p>
          </table:table-cell>
          <table:table-cell table:number-columns-repeated="25"/>
          <table:table-cell office:value-type="string" calcext:value-type="string">
            <text:p>Perspectivas em Gestão &amp; Conhecimento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AFALON, Zaira Regina </text:p>
          </table:table-cell>
          <table:table-cell office:value-type="string" calcext:value-type="string">
            <text:p>SANTOS, Plácida Leopoldina Ventura Amorim da Costa</text:p>
          </table:table-cell>
          <table:table-cell office:value-type="string" calcext:value-type="string">
            <text:p>PEREIRA, Ana Maria</text:p>
          </table:table-cell>
          <table:table-cell office:value-type="string" calcext:value-type="string">
            <text:p>SILVA, Jairo da</text:p>
          </table:table-cell>
          <table:table-cell table:number-columns-repeated="24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5" calcext:value-type="float">
            <text:p>20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AFALON, Zaira Regina 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26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2" calcext:value-type="float">
            <text:p>20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AFALON, Zaira Regina</text:p>
          </table:table-cell>
          <table:table-cell table:number-columns-repeated="27"/>
          <table:table-cell office:value-type="string" calcext:value-type="string">
            <text:p>Revista CRB-8 Digital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AUITH, Gabriel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vista Brasileira de Ciência, Tecnologia e Sociedade</text:p>
          </table:table-cell>
          <table:table-cell office:value-type="float" office:value="2011" calcext:value-type="float">
            <text:p>20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AUITH, Gabriel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vista HISTEDBR On-line</text:p>
          </table:table-cell>
          <table:table-cell office:value-type="float" office:value="2013" calcext:value-type="float">
            <text:p>201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AUITH, Gabriel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Filosofia e Educação</text:p>
          </table:table-cell>
          <table:table-cell office:value-type="float" office:value="2014" calcext:value-type="float">
            <text:p>20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NCHETTI, Lucas Faccioni</text:p>
          </table:table-cell>
          <table:table-cell office:value-type="string" calcext:value-type="string">
            <text:p>OVIEDO DIAZ, Sérgio Manuel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LEIVA, Daniel Rodrig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ISHIKAWA, Tomaz Toshimi</text:p>
          </table:table-cell>
          <table:table-cell table:number-columns-repeated="22"/>
          <table:table-cell office:value-type="string" calcext:value-type="string">
            <text:p>International Journal of Hydrogen Energy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MARGO, Juliana Ravaschio Franco d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QUONIAM, Luc</text:p>
          </table:table-cell>
          <table:table-cell table:number-columns-repeated="25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MA, Ricardo Arcanjo de </text:p>
          </table:table-cell>
          <table:table-cell office:value-type="string" calcext:value-type="string">
            <text:p>VELHO, Lea Maria Leme Strini</text:p>
          </table:table-cell>
          <table:table-cell office:value-type="string" calcext:value-type="string">
            <text:p>FARIA, Leandro Innocentini Lopes de</text:p>
          </table:table-cell>
          <table:table-cell table:number-columns-repeated="25"/>
          <table:table-cell office:value-type="string" calcext:value-type="string">
            <text:p>Boletim de Pesquisa e Desenvolvimento (Embrapa Solos. Online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LVA, Irisneide Oliveira Souza</text:p>
          </table:table-cell>
          <table:table-cell office:value-type="string" calcext:value-type="string">
            <text:p>DAL' EVEDOVE, Paula Regina</text:p>
          </table:table-cell>
          <table:table-cell office:value-type="string" calcext:value-type="string">
            <text:p>FUJITA, Mariângela Spotti Lopes</text:p>
          </table:table-cell>
          <table:table-cell table:number-columns-repeated="25"/>
          <table:table-cell office:value-type="string" calcext:value-type="string">
            <text:p>Scire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UJITA, Mariângela Spotti Lopes </text:p>
          </table:table-cell>
          <table:table-cell office:value-type="string" calcext:value-type="string">
            <text:p>DAL' EVEDOVE, Paula Regina</text:p>
          </table:table-cell>
          <table:table-cell table:number-columns-repeated="26"/>
          <table:table-cell office:value-type="string" calcext:value-type="string">
            <text:p>Scire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INTO, Euzebio Luiz </text:p>
          </table:table-cell>
          <table:table-cell office:value-type="string" calcext:value-type="string">
            <text:p>FURNIVAL, Ariadne Chloë Mary</text:p>
          </table:table-cell>
          <table:table-cell table:number-columns-repeated="26"/>
          <table:table-cell table:style-name="ce10" office:value-type="string" calcext:value-type="string">
            <text:p>Brazilian Journal of Information Science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RAUJO, Ronaldo Ferreira de </text:p>
          </table:table-cell>
          <table:table-cell office:value-type="string" calcext:value-type="string">
            <text:p>FURNIVAL, Ariadne Chloë Mary</text:p>
          </table:table-cell>
          <table:table-cell table:number-columns-repeated="26"/>
          <table:table-cell office:value-type="string" calcext:value-type="string">
            <text:p>Informação &amp; Informação (UEL. 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FURNIVAL, Ariadne Chloë Mary </text:p>
          </table:table-cell>
          <table:table-cell table:number-columns-repeated="27"/>
          <table:table-cell office:value-type="string" calcext:value-type="string">
            <text:p>ALISS Quarterly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YASHI, Maria Cristina Piumbato Innocentini <text:s/></text:p>
          </table:table-cell>
          <table:table-cell office:value-type="string" calcext:value-type="string">
            <text:p><text:s/>ZAIUTH, Gabriela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GOMES, Cintia</text:p>
          </table:table-cell>
          <table:table-cell office:value-type="string" calcext:value-type="string">
            <text:p>GUIMARAES, Vera Aparecida Lui</text:p>
          </table:table-cell>
          <table:table-cell office:value-type="string" calcext:value-type="string">
            <text:p>RIGOLIN, Camila Carneiro Dias</text:p>
          </table:table-cell>
          <table:table-cell table:number-columns-repeated="22"/>
          <table:table-cell office:value-type="string" calcext:value-type="string">
            <text:p>Revista Tecnologia e Sociedade (Online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ZOCCO, Fabricio José <text:s/>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FERRAZ, Maria Cristina Comunian</text:p>
          </table:table-cell>
          <table:table-cell table:number-columns-repeated="25"/>
          <table:table-cell office:value-type="string" calcext:value-type="string">
            <text:p>Interciencia (Caracas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NDRADE, Thalles Novaes de </text:p>
          </table:table-cell>
          <table:table-cell office:value-type="string" calcext:value-type="string">
            <text:p>MAZOCCO, Fabricio José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<text:s/>FERRAZ, Maria Cristina Comunian</text:p>
          </table:table-cell>
          <table:table-cell table:number-columns-repeated="24"/>
          <table:table-cell office:value-type="string" calcext:value-type="string">
            <text:p>Revista Comunicação Midiática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</text:p>
          </table:table-cell>
          <table:table-cell office:value-type="string" calcext:value-type="string">
            <text:p>BARBALHO, Sanderson César Macedo</text:p>
          </table:table-cell>
          <table:table-cell office:value-type="string" calcext:value-type="string">
            <text:p>SILVA, Sergio Luis da</text:p>
          </table:table-cell>
          <table:table-cell table:number-columns-repeated="25"/>
          <table:table-cell office:value-type="string" calcext:value-type="string">
            <text:p>Production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NFORTO, Edivandro Carlos <text:s text:c="2"/>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AMARAL, Daniel Capaldo</text:p>
          </table:table-cell>
          <table:table-cell office:value-type="string" calcext:value-type="string">
            <text:p>DI FELIPPO, Ariani</text:p>
          </table:table-cell>
          <table:table-cell office:value-type="string" calcext:value-type="string">
            <text:p>KAMIKAWACHI, Dayse Simon Landim</text:p>
          </table:table-cell>
          <table:table-cell table:number-columns-repeated="23"/>
          <table:table-cell office:value-type="string" calcext:value-type="string">
            <text:p>International Journal of Project Management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JUGEND, Daniel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SALGADO, Manoel Henrique</text:p>
          </table:table-cell>
          <table:table-cell office:value-type="string" calcext:value-type="string">
            <text:p>MIGUEL, Paulo Augusto Cauchick</text:p>
          </table:table-cell>
          <table:table-cell table:number-columns-repeated="24"/>
          <table:table-cell office:value-type="string" calcext:value-type="string">
            <text:p>Journal of Business Research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RBALHO, Sanderson Cesar Macedo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DIAS, Marcos Antônio </text:p>
          </table:table-cell>
          <table:table-cell office:value-type="string" calcext:value-type="string">
            <text:p>CUSTÓDIO, Janiele Eduarda Silva Costa</text:p>
          </table:table-cell>
          <table:table-cell table:number-columns-repeated="24"/>
          <table:table-cell office:value-type="string" calcext:value-type="string">
            <text:p>Revista Produção Online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LMEIDA, Luís Fernando Magnanini de <text:s/></text:p>
          </table:table-cell>
          <table:table-cell office:value-type="string" calcext:value-type="string">
            <text:p>CONFORTO, Edivandro Carlos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AMARAL, Daniel Capaldo</text:p>
          </table:table-cell>
          <table:table-cell table:number-columns-repeated="24"/>
          <table:table-cell office:value-type="string" calcext:value-type="string">
            <text:p>Produção (São Paulo. On-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SILVA, Sergio Luis da</text:p>
          </table:table-cell>
          <table:table-cell office:value-type="string" calcext:value-type="string">
            <text:p>JUGEND, Daniel</text:p>
          </table:table-cell>
          <table:table-cell table:number-columns-repeated="26"/>
          <table:table-cell office:value-type="string" calcext:value-type="string">
            <text:p>Produção (São Paulo. Impresso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ACAGNELLA JÚNIOR, Antônio Carlos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PORTO, Geciane Silveira</text:p>
          </table:table-cell>
          <table:table-cell office:value-type="string" calcext:value-type="string">
            <text:p>SALGADO JÚNIOR, Alexandre Pereira</text:p>
          </table:table-cell>
          <table:table-cell table:number-columns-repeated="24"/>
          <table:table-cell office:value-type="string" calcext:value-type="string">
            <text:p>REAd. Revista Eletrônica de Administração (Porto Alegre. Online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CAMPOS, Telmo Ribeiro de</text:p>
          </table:table-cell>
          <table:table-cell office:value-type="string" calcext:value-type="string">
            <text:p>SILVA, Sergio Luis da</text:p>
          </table:table-cell>
          <table:table-cell table:number-columns-repeated="26"/>
          <table:table-cell office:value-type="string" calcext:value-type="string">
            <text:p>GEPROS. Gestão da Produção, Operações e Sistemas (Online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JUGEND, Daniel </text:p>
          </table:table-cell>
          <table:table-cell office:value-type="string" calcext:value-type="string">
            <text:p>TOLEDO, José Carlos de </text:p>
          </table:table-cell>
          <table:table-cell office:value-type="string" calcext:value-type="string">
            <text:p>SILVA, Sergio Luis da</text:p>
          </table:table-cell>
          <table:table-cell office:value-type="string" calcext:value-type="string">
            <text:p>ONOYAMA, Márcia Mitiko</text:p>
          </table:table-cell>
          <table:table-cell table:number-columns-repeated="24"/>
          <table:table-cell office:value-type="string" calcext:value-type="string">
            <text:p>Product (IGDP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GRACIOSO, Luciana de Souza</text:p>
          </table:table-cell>
          <table:table-cell office:value-type="string" calcext:value-type="string">
            <text:p>PINTO, Lourival Pereira</text:p>
          </table:table-cell>
          <table:table-cell table:number-columns-repeated="26"/>
          <table:table-cell office:value-type="string" calcext:value-type="string">
            <text:p>Logeion: Filosofia da Informaçã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ANTONIO, Alexei David</text:p>
          </table:table-cell>
          <table:table-cell office:value-type="string" calcext:value-type="string">
            <text:p>GRACIOSO, Luciana de Souza</text:p>
          </table:table-cell>
          <table:table-cell table:number-columns-repeated="26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GRACIOSO, Luciana de Souza</text:p>
          </table:table-cell>
          <table:table-cell table:number-columns-repeated="27"/>
          <table:table-cell office:value-type="string" calcext:value-type="string">
            <text:p>InCID: Revista de Ciência da Informação e Documentação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UERTA, Adriana Aparecida <text:s/>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GRACIOSO, Luciana de Souza</text:p>
          </table:table-cell>
          <table:table-cell table:number-columns-repeated="25"/>
          <table:table-cell office:value-type="string" calcext:value-type="string">
            <text:p>RevIU. Revista Informação &amp; Universidade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RAMALHO, Rogério Aparecido Sá </text:p>
          </table:table-cell>
          <table:table-cell table:number-columns-repeated="27"/>
          <table:table-cell office:value-type="string" calcext:value-type="string">
            <text:p>Informação &amp; Informação (UEL. 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LIZARELLI, Fabiane Letícia <text:s/></text:p>
          </table:table-cell>
          <table:table-cell office:value-type="string" calcext:value-type="string">
            <text:p>BESSI, Nayara Cristini</text:p>
          </table:table-cell>
          <table:table-cell office:value-type="string" calcext:value-type="string">
            <text:p>OPRIME, Pedro Carlos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CHAKRABORTI, Subhabrata </text:p>
          </table:table-cell>
          <table:table-cell table:number-columns-repeated="23"/>
          <table:table-cell office:value-type="string" calcext:value-type="string">
            <text:p>Gestão &amp; Produçã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SACOMANO NETO, Mário 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MATUI, Paulo Cesar</text:p>
          </table:table-cell>
          <table:table-cell office:value-type="string" calcext:value-type="string">
            <text:p>CANDIDO, Silvio Eduardo Alvarez</text:p>
          </table:table-cell>
          <table:table-cell table:number-columns-repeated="24"/>
          <table:table-cell office:value-type="string" calcext:value-type="string">
            <text:p>Revista Brasileira de Gestão de Negócios (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QUONIAM, Luc</text:p>
          </table:table-cell>
          <table:table-cell office:value-type="string" calcext:value-type="string">
            <text:p>BRITO, Aline Grasiele Cardoso de</text:p>
          </table:table-cell>
          <table:table-cell office:value-type="string" calcext:value-type="string">
            <text:p>ROCHA, Karin Gomes da Silva</text:p>
          </table:table-cell>
          <table:table-cell table:number-columns-repeated="23"/>
          <table:table-cell office:value-type="string" calcext:value-type="string">
            <text:p>Perspectivas em Ciência da Informação (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AMARAL, Roniberto Morato do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QUONIAM, Luc</text:p>
          </table:table-cell>
          <table:table-cell table:style-name="ce8" office:value-type="string" calcext:value-type="string">
            <text:p>LEIVA, Daniel Rodrigo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IORONI, Joyce</text:p>
          </table:table-cell>
          <table:table-cell table:number-columns-repeated="22"/>
          <table:table-cell office:value-type="string" calcext:value-type="string">
            <text:p>Em Questão (UFRGS. Impresso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CASTRO, Fabiano Ferreira de</text:p>
          </table:table-cell>
          <table:table-cell table:number-columns-repeated="27"/>
          <table:table-cell office:value-type="string" calcext:value-type="string">
            <text:p>Transinformaçã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CASTRO, Fabiano Ferreira de</text:p>
          </table:table-cell>
          <table:table-cell office:value-type="string" calcext:value-type="string">
            <text:p>SALES, Aline Rodrigues de Souza</text:p>
          </table:table-cell>
          <table:table-cell office:value-type="string" calcext:value-type="string">
            <text:p>SIMIONATO, Ana Carolina</text:p>
          </table:table-cell>
          <table:table-cell table:number-columns-repeated="25"/>
          <table:table-cell office:value-type="string" calcext:value-type="string">
            <text:p>Encontros Bibli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CASTRO, Fabiano Ferreira de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26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EREIRA, Maria Aparecida</text:p>
          </table:table-cell>
          <table:table-cell office:value-type="string" calcext:value-type="string">
            <text:p>FERREIRA JR, Amarílio</text:p>
          </table:table-cell>
          <table:table-cell office:value-type="string" calcext:value-type="string">
            <text:p>HAYASHI, Carlos Roberto Massao</text:p>
          </table:table-cell>
          <table:table-cell table:number-columns-repeated="25"/>
          <table:table-cell office:value-type="string" calcext:value-type="string">
            <text:p>Revista Brasileira de História da Educaçã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AIVA-ALVES, Cristiane</text:p>
          </table:table-cell>
          <table:table-cell office:value-type="string" calcext:value-type="string">
            <text:p>COPPEDE, Aline Cirelli</text:p>
          </table:table-cell>
          <table:table-cell office:value-type="string" calcext:value-type="string">
            <text:p>HAYASHI, Maria Cristina Piumbato Innocentini</text:p>
          </table:table-cell>
          <table:table-cell table:style-name="ce7" office:value-type="string" calcext:value-type="string">
            <text:p>MARTINEZ, Claudia Maria Simões</text:p>
          </table:table-cell>
          <table:table-cell table:number-columns-repeated="24"/>
          <table:table-cell office:value-type="string" calcext:value-type="string">
            <text:p>Revista Educação Especial (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Maria Cristina Piumbato Innocentini</text:p>
          </table:table-cell>
          <table:table-cell office:value-type="string" calcext:value-type="string">
            <text:p>GUIMARÃES, Vera Aparecida Lui </text:p>
          </table:table-cell>
          <table:table-cell table:number-columns-repeated="26"/>
          <table:table-cell office:value-type="string" calcext:value-type="string">
            <text:p>Em Questão (UFRGS. Impresso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GUIMARÃES, Vera Aparecida Lui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HIb: Revista de Historia Iberoamericana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BENTES, José Anchieta de Oliveira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SILVA, Cyntia França Cavalcante de Andrade da</text:p>
          </table:table-cell>
          <table:table-cell table:number-columns-repeated="25"/>
          <table:table-cell office:value-type="string" calcext:value-type="string">
            <text:p>Revista Ibero-Americana de Estudos em Educaçã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GONÇALVES, Taísa Liduenh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vista da FAEEBA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Maria Cristina Piumbato Innocentini</text:p>
          </table:table-cell>
          <table:table-cell office:value-type="string" calcext:value-type="string">
            <text:p>GONÇALVES, Taísa Liduenha</text:p>
          </table:table-cell>
          <table:table-cell table:number-columns-repeated="26"/>
          <table:table-cell office:value-type="string" calcext:value-type="string">
            <text:p>Revista Brasileira de Educação do Camp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GUIMARAES, Vera Aparecida Lui</text:p>
          </table:table-cell>
          <table:table-cell table:style-name="Default"/>
          <table:table-cell table:number-columns-repeated="23"/>
          <table:table-cell office:value-type="string" calcext:value-type="string">
            <text:p>Informação &amp; Informação (UEL. 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BENTES, José Anchieta de Oliveira <text:s/>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vista Brasileira de Educaçã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Maria Cristina Piumbato Innocentini</text:p>
          </table:table-cell>
          <table:table-cell office:value-type="string" calcext:value-type="string">
            <text:p>ROTHBERG, Danilo</text:p>
          </table:table-cell>
          <table:table-cell office:value-type="string" calcext:value-type="string">
            <text:p>HAYASHI, Carlos Roberto Massao</text:p>
          </table:table-cell>
          <table:table-cell table:number-columns-repeated="25"/>
          <table:table-cell office:value-type="string" calcext:value-type="string">
            <text:p>Scientometrics (Print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SOUSA, Cidoval Morais de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SILVA, Mayara Karla Dantas</text:p>
          </table:table-cell>
          <table:table-cell office:value-type="string" calcext:value-type="string">
            <text:p>GONÇALVES, Waldeciele Lima</text:p>
          </table:table-cell>
          <table:table-cell table:number-columns-repeated="24"/>
          <table:table-cell office:value-type="string" calcext:value-type="string">
            <text:p>Diálogos &amp; Ciência (Online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BRAVO, Aline Droppé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6"/>
          <table:table-cell office:value-type="string" calcext:value-type="string">
            <text:p>Revista Eletrônica de Educação (São Carlos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IZZANI, Luciana <text:s/>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5"/>
          <table:table-cell office:value-type="string" calcext:value-type="string">
            <text:p>Revista Educação Especial (UFSM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Maria Cristina Piumbato Innocentini </text:p>
          </table:table-cell>
          <table:table-cell office:value-type="string" calcext:value-type="string">
            <text:p>BELLO, Suzelei Faria</text:p>
          </table:table-cell>
          <table:table-cell office:value-type="string" calcext:value-type="string">
            <text:p>ZAUITH, Gabriela</text:p>
          </table:table-cell>
          <table:table-cell office:value-type="string" calcext:value-type="string">
            <text:p>GOMES, Cintia</text:p>
          </table:table-cell>
          <table:table-cell table:style-name="ce9" office:value-type="string" calcext:value-type="string">
            <text:p>GUTIERREZ, Rafaela Francisconi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GUIMARÃES, Vera Aparecida Lui</text:p>
          </table:table-cell>
          <table:table-cell table:number-columns-repeated="21"/>
          <table:table-cell office:value-type="string" calcext:value-type="string">
            <text:p>Revista Tecnologia e Sociedade (Online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BELLO, Suzelei Faria </text:p>
          </table:table-cell>
          <table:table-cell office:value-type="string" calcext:value-type="string">
            <text:p>PIZZANI, Lucian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25"/>
          <table:table-cell office:value-type="string" calcext:value-type="string">
            <text:p>Distúrbios da Comunicação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SANTOS, Cíntia Almeida da Silva </text:p>
          </table:table-cell>
          <table:table-cell office:value-type="string" calcext:value-type="string">
            <text:p>HOFFMANN, Wanda Aparecida Machado </text:p>
          </table:table-cell>
          <table:table-cell table:number-columns-repeated="26"/>
          <table:table-cell table:style-name="ce11" office:value-type="string" calcext:value-type="string">
            <text:p>Páginas A &amp; B. Arquivos &amp; Bibliotecas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CORSATTO, Cássia Aparecida </text:p>
          </table:table-cell>
          <table:table-cell office:value-type="string" calcext:value-type="string">
            <text:p>HOFFMANN, Wanda Aparecida Machado </text:p>
          </table:table-cell>
          <table:table-cell table:number-columns-repeated="26"/>
          <table:table-cell office:value-type="string" calcext:value-type="string">
            <text:p>Perspectivas em Gestao &amp; Conhecimient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ZEM-LOPES, Aparecida Maria</text:p>
          </table:table-cell>
          <table:table-cell office:value-type="string" calcext:value-type="string">
            <text:p>HOFFMANN, Wanda Aparecida Machado </text:p>
          </table:table-cell>
          <table:table-cell table:number-columns-repeated="26"/>
          <table:table-cell office:value-type="string" calcext:value-type="string">
            <text:p>Técnicouro (Novo Hamburgo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COSTA, Luzia Sigoli Fernandes</text:p>
          </table:table-cell>
          <table:table-cell table:number-columns-repeated="27"/>
          <table:table-cell office:value-type="string" calcext:value-type="string">
            <text:p>Tendências da Pesquisa Brasileira em Ciência da Informação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COSTA, Luzia Sigoli Fernandes <text:s/></text:p>
          </table:table-cell>
          <table:table-cell office:value-type="string" calcext:value-type="string">
            <text:p>SCARPELINE, Rosaelena</text:p>
          </table:table-cell>
          <table:table-cell office:value-type="string" calcext:value-type="string">
            <text:p>NAKAGAWA, Elisa Yumi</text:p>
          </table:table-cell>
          <table:table-cell table:number-columns-repeated="25"/>
          <table:table-cell office:value-type="string" calcext:value-type="string">
            <text:p>Resgate (UNICAMP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EREIRA, Vagner Ricardo de Araujo </text:p>
          </table:table-cell>
          <table:table-cell office:value-type="string" calcext:value-type="string">
            <text:p>HAYASHI, Carlos Roberto Massao</text:p>
          </table:table-cell>
          <table:table-cell table:number-columns-repeated="26"/>
          <table:table-cell office:value-type="string" calcext:value-type="string">
            <text:p>Revista Ibero-Americana de Estudos em Educação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EREIRA, Vagner Ricardo de Araujo </text:p>
          </table:table-cell>
          <table:table-cell office:value-type="string" calcext:value-type="string">
            <text:p>HAYASHI, Carlos Roberto Massao</text:p>
          </table:table-cell>
          <table:table-cell table:number-columns-repeated="26"/>
          <table:table-cell office:value-type="string" calcext:value-type="string">
            <text:p>Revista Tecnologia e Sociedade (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PEREIRA, Vagner Ricardo de Araujo </text:p>
          </table:table-cell>
          <table:table-cell office:value-type="string" calcext:value-type="string">
            <text:p>HAYASHI, Carlos Roberto Massao</text:p>
          </table:table-cell>
          <table:table-cell table:number-columns-repeated="26"/>
          <table:table-cell office:value-type="string" calcext:value-type="string">
            <text:p>Revista Iberoamericana de Ciencia Tecnología y Sociedad (En Línea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Carlos Roberto Massao</text:p>
          </table:table-cell>
          <table:table-cell table:number-columns-repeated="27"/>
          <table:table-cell office:value-type="string" calcext:value-type="string">
            <text:p>Revista Eletrônica de Educação (São Carlos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Carlos Roberto Massao</text:p>
          </table:table-cell>
          <table:table-cell table:number-columns-repeated="27"/>
          <table:table-cell office:value-type="string" calcext:value-type="string">
            <text:p>Revista Eletrônica de Educação (São Carlos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Carlos Roberto Massao </text:p>
          </table:table-cell>
          <table:table-cell office:value-type="string" calcext:value-type="string">
            <text:p>FERREIRA JR, Amarílio</text:p>
          </table:table-cell>
          <table:table-cell table:number-columns-repeated="26"/>
          <table:table-cell office:value-type="string" calcext:value-type="string">
            <text:p>Avaliação (UNICAMP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HAYASHI, Maria Cristina Piumbato Innocentini <text:s/></text:p>
          </table:table-cell>
          <table:table-cell office:value-type="string" calcext:value-type="string">
            <text:p>ROTHBERG, Danilo</text:p>
          </table:table-cell>
          <table:table-cell office:value-type="string" calcext:value-type="string">
            <text:p>HAYASHI, Carlos Roberto Massao</text:p>
          </table:table-cell>
          <table:table-cell table:number-columns-repeated="25"/>
          <table:table-cell office:value-type="string" calcext:value-type="string">
            <text:p>Scientometrics (Print)</text:p>
          </table:table-cell>
          <table:table-cell office:value-type="float" office:value="2010" calcext:value-type="float">
            <text:p>2010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BENDER, Layra Andressa Paulino </text:p>
          </table:table-cell>
          <table:table-cell office:value-type="string" calcext:value-type="string">
            <text:p>SIMIONATO, Ana Carolina</text:p>
          </table:table-cell>
          <table:table-cell office:value-type="string" calcext:value-type="string">
            <text:p>ALBUQUERQUE, Ana Cristina de</text:p>
          </table:table-cell>
          <table:table-cell table:number-columns-repeated="25"/>
          <table:table-cell office:value-type="string" calcext:value-type="string">
            <text:p>Revista ACB (Florianópolis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26"/>
          <table:table-cell office:value-type="string" calcext:value-type="string">
            <text:p>Percursos (Florianópolis. 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SIMIONATO, Ana Carolina</text:p>
          </table:table-cell>
          <table:table-cell office:value-type="string" calcext:value-type="string">
            <text:p>SANTOS, Amanda Azevedo dos</text:p>
          </table:table-cell>
          <table:table-cell table:style-name="ce7" office:value-type="string" calcext:value-type="string">
            <text:p>LOTUMOLO JUNIOR, José</text:p>
          </table:table-cell>
          <table:table-cell office:value-type="string" calcext:value-type="string">
            <text:p>TRIQUES, Maria Lígia</text:p>
          </table:table-cell>
          <table:table-cell office:value-type="string" calcext:value-type="string">
            <text:p>PRADO, Samanta do Prado</text:p>
          </table:table-cell>
          <table:table-cell table:number-columns-repeated="23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  <table:table-row table:style-name="ro1">
          <table:table-cell table:style-name="ce6" office:value-type="string" calcext:value-type="string">
            <text:p>SIMIONATO, Ana Carolina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26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Abyssinica SIL" svg:font-family="'Abyssinica SIL'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24:20.833882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31:29.703968436</meta:creation-date>
    <dc:date>2018-01-04T15:25:11.148418625</dc:date>
    <meta:editing-duration>PT1M15S</meta:editing-duration>
    <meta:editing-cycles>2</meta:editing-cycles>
    <meta:generator>LibreOffice/5.1.6.2$Linux_X86_64 LibreOffice_project/10m0$Build-2</meta:generator>
    <meta:document-statistic meta:table-count="1" meta:cell-count="1126" meta:object-count="0"/>
  </office:meta>
</office:document-meta>
</file>